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fo:background-color="#ffffff" style:font-style-asian="normal"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background-color="#00cc00" style:font-style-asian="normal" style:font-style-complex="normal"/>
    </style:style>
    <style:style style:name="P7" style:family="paragraph" style:parent-style-name="Standard">
      <style:text-properties fo:background-color="#ffffff"/>
    </style:style>
    <style:style style:name="P8" style:family="paragraph" style:parent-style-name="Standard">
      <style:text-properties fo:background-color="#9900ff"/>
    </style:style>
    <style:style style:name="P9" style:family="paragraph" style:parent-style-name="Standard">
      <style:text-properties fo:background-color="#00cc00"/>
    </style:style>
    <style:style style:name="P10" style:family="paragraph" style:parent-style-name="Standard" style:list-style-name="L1"/>
    <style:style style:name="P11" style:family="paragraph" style:parent-style-name="Standard" style:list-style-name="L1">
      <style:text-properties fo:background-color="#ffffff"/>
    </style:style>
    <style:style style:name="P12" style:family="paragraph" style:parent-style-name="Standard" style:list-style-name="L1">
      <style:text-properties fo:font-style="normal" fo:background-color="#ffffff" style:font-style-asian="normal" style:font-style-complex="normal"/>
    </style:style>
    <style:style style:name="P13" style:family="paragraph" style:parent-style-name="Standard" style:list-style-name="L3">
      <style:text-properties fo:font-style="normal" fo:background-color="#ffffff" style:font-style-asian="normal" style:font-style-complex="normal"/>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6">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style:style style:name="T5" style:family="text">
      <style:text-properties fo:background-color="#00cc00"/>
    </style:style>
    <style:style style:name="T6" style:family="text">
      <style:text-properties fo:font-style="italic" style:font-style-asian="italic" style:font-style-complex="italic"/>
    </style:style>
    <style:style style:name="T7" style:family="text">
      <style:text-properties fo:font-style="italic" fo:background-color="#9900ff" style:font-style-asian="italic" style:font-style-complex="italic"/>
    </style:style>
    <style:style style:name="T8" style:family="text">
      <style:text-properties fo:font-style="italic" fo:background-color="#00cc0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background-color="#9900ff" style:font-style-asian="normal" style:font-style-complex="normal"/>
    </style:style>
    <style:style style:name="T11" style:family="text">
      <style:text-properties fo:font-style="normal" fo:background-color="#00cc00" style:font-style-asian="normal" style:font-style-complex="normal"/>
    </style:style>
    <style:style style:name="T12" style:family="text">
      <style:text-properties fo:font-style="normal" fo:background-color="#00cc33" style:font-style-asian="normal" style:font-style-complex="normal"/>
    </style:style>
    <style:style style:name="T13" style:family="text">
      <style:text-properties fo:font-style="normal" fo:background-color="#fffff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ésumé :</text:p>
      <text:p text:style-name="Standard"/>
      <text:p text:style-name="Standard">Histoire :</text:p>
      <text:p text:style-name="Standard"/>
      <text:p text:style-name="Standard">Trame principale :</text:p>
      <text:p text:style-name="Standard"/>
      <text:p text:style-name="Standard">Dans l'empir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ent acquis la divinité. Les 3 dirigeants actuels sont en fait des images des Trois : c'est à dire le Grand Mage (Archi-Inquisiteur), le Grand Prêtre (Archi-Prêtre), le Grand Magelame (Général des Armées Saintes). Le Panthéton décrète comme d'état sa religion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yant connu les débuts du Panthéon,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un fidèle du Panthéon,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ersonnes qui s'opposent fermement au Panthéon.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s partirent à la recherche de Pépé. Ils finirent par remonter</text:p>
      <text:p text:style-name="Standard">sa piste, grâce aux talents de M'ri jusqu'à une ancienne caverne volcanique. Ils le découvrirent au fond de la caverne, prêt à être téléporté ou pire exécuté par un </text:p>
      <text:p text:style-name="Standard">Assassin, envoyé par le Grand Inquisiteur de la région. Après avoir tué l'Assassin, ils rentrèrent à la maison et Pépé expliqua au héros la vérité. Ils décidèrent de</text:p>
      <text:p text:style-name="Standard"><text:soft-page-break/>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e vampire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Eadwynn,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Eadwynn, sa malédiction la transforma peu et peu, et elle fut la première Vampire de Braise. Elle forma ensuite le Clan des Vampires de Braises, et prépara un stratégie afin</text:p>
      <text:p text:style-name="Standard">de retrouver les travaux de ses frères, et reprendre le contrôle de Seloria, qu'elle estimait comme lui étant du, étant donné qu'elle était la dernière fille du Roi.</text:p>
      <text:p text:style-name="Standard"><text:soft-page-break/></text:p>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text:span text:style-name="T3">Dans le cas 1 Valerius rejoinds l'équipe en tant que Mage,</text:span> <text:span text:style-name="T5">dans l'autre cas Lyne rejoinds l'équipe en tant que Chevalier.</text:span></text:p>
      <text:p text:style-name="Standard">Dans les deux cas le groupe de héros se dirigera vers le dernier emplacement connu du Parchement de Vision : la ville enneigée de Glacevent.</text:p>
      <text:p text:style-name="Standard"/>
      <text:p text:style-name="P3">A Glacevent ils firent la rencontre de Marc, un barde itinérant filou dans l'âme. Il apprendra au groupe l'existence des voies (classes) hybrides, permettant l'utilisation des techniques de combats et de la magie simultanément. Cependant, ces voies sont difficiles à apprendre et les maîtres qui les enseignent sont rares. Marc pourra apprendre au groupe la voie du Barde et du Roublard contre un objet caché dans une tour non loin. Marc pourra rejoindre le groupe bien plus tard.</text:p>
      <text:p text:style-name="Standard"/>
      <text:p text:style-name="Standard">C'est également à Glacevent que le groupe consultera les archives de la mairie afin de découvrir ce qu'il est advenu du Parchemin de Vérité. Ils apprendront qu'il a effectivement séjourné à Glacevent quelques temps il y a des décennies, puis le Conseil des Inquisiteurs décida de le cacher dans un receptacle secret afin que personne ne puisse mettre la main dessus. La nature du receptacle n'est pas précisée. Tout ce que le groupe put découvrir, c'est que ce receptacle n'était pas immobile : il ne restait jamais au même endroit très longtemps. La seule piste restante est de se rendre à la capiale de</text:p>
      <text:p text:style-name="Standard">Seloria afin d'enquêter sur la nature ce dernier pour pouvoir le retrouver. Pour se rendre à la capitale, il faut prendre le bâteau ! Le groupe devra se rendre à la ville portuaire de Port-Aux-Mouettes afin de trouver un passeur et de négocier un voyage vers la capitale. Sur place ils trouveront effectivement un passeur.</text:p>
      <text:p text:style-name="Standard"/>
      <text:p text:style-name="Standard"><text:span text:style-name="T6">Malheureusement tous les passages vers le sud sont coupés en raison de récentes attaques de diablotins qui s'amusent à voler les marchandises de valeur, à mettre le feu aux navires ou à infester les vivres d'asticots. En enquêtant, le groupe découvrira que ces diablotins viennent du Marécage Grouillant. Ils y découvriront un château abandonné, dans lequel les diablotins se réunissent, sous les ordres du Roi Diablotin, que le groupe battra afin de pouvoir progresser. Pendant le combat, M'ri sera blessée pour éviter à Jean une attaque surprise. Craignant de mourir elle révèlera indirectement ses sentiments à Jean. Heureusement, elle sera sauvée </text:span><text:span text:style-name="T7">grâce aux talents magiques de Valerius</text:span><text:span text:style-name="T6">, </text:span><text:span text:style-name="T8">ou à l'expérience de Lyne en matière de blessures.</text:span></text:p>
      <text:p text:style-name="Standard"/>
      <text:p text:style-name="Standard">Après avoir battu le Roi des Diablotins, le passeur leur offrira carrement un petit navire afin de se rendre à la captiale. Une fois arrivé à la capitale, ils commenceront leur enquête. Ils découvriront que les informations qu'ils recherchent sont cachés dans les archives du Monastère. Ils s'infiltrèrent dans le monastère mais furent capturés. Ils se retrouvèrent alors nez à nez avec l'Archi-Prêtre. Il leur expliquera que pénétrer le Monastère était un sacrilège, et qu'ils devraient être exécutés. <text:span text:style-name="T3">Si Valerius fait partie de l'équipe, il tentera de calmer l'AP, mais celui répondra que Val est le plus mauvais des Inquisiteurs et qu'il devrait aussi être éliminé.</text:span> Heureusement, les héros arriveront à défaire les sbires de l'Archi-Prêtre, ce qui amenera ce dernier à se battre lui même. Au cours du combat, la vraie nature de Jean sera découverte par l'AP : c'était Jean le parchemin de vision. <text:span text:style-name="T9">Car en réalité, le receptacle utilisé pour cacher le Parchemin de Vision était un homme. De ce fait, lui ainsi que tous ses descendants détiennent en eux l'enchantement du Parchemin de Vision et sont donc capables de déceler les personnes victimes d'enchantements et de les défaire. L'AP expliqua que le Panthéon était à l'origine de la fusion du parchemin avec le père de Jean et qu'ainsi depuis le début, ils cherchaient à retrouver la trace des descendants de son père et donc de Jean. </text:span><text:span text:style-name="T10">Si Jean a rejoint Valerius, le combat s'arrêtera là. L'AP s'excusera pour s'être emporté et demandera donc à Jean de rejoindre officiellement les rangs d'élite du Panthéon afin de collaborer avec eux. Val sera extrêment deplu par cette proposition. L'AP expliquera au groupe que pour pouvoir canaliser l'enchantement </text:span><text:span text:style-name="T10">du Parchement de Vision qui est en Jean, ils devront trouver une autre relique (toujours à l'aide du </text:span><text:soft-page-break/><text:span text:style-name="T10">Collectio Reliquiae). Cette relique n'est ni plus ni moins que le Bâton d'Archimagnus. </text:span></text:p>
      <text:p text:style-name="P5"/>
      <text:p text:style-name="Standard"><text:span text:style-name="T9"><text:s/></text:span><text:span text:style-name="T11">Sinon, l'Archi-Prêtre sera tué. Le groupe trouvera les recherches de l'AP concernant le Parchemin de Vision et son receptacle, ainsi que la manière de contrôler son pouvoir : le Bâton d'Archimagnus.</text:span></text:p>
      <text:p text:style-name="P4">Eadwynn l'avait volé aux Trois Mages, et s'en était servi pendant sa guerre contre eux. Après sa défaite le bâton lui a été repris et caché dans un endroit tenu secret par les Trois Frères, afin que personne ne puisse la mettre dessus et surtout qu'ils soient les seuls à posseder son pouvoir démultiplier pour pouvoir ne plus être contrés. Grâce au Collectio Reliquiae, ils apprendront qu'il a été caché dans une coté volante gardé par des armures magiques enchantées pour trucider tout ceux qui approcheraient. Néanmoins, il n'est absolument pas écrit dans le livre ou se trouve cette cité. Le groupe devra donc retrouner à la capitale pour faire des recherches. Ils découvriront que cette ville dans les nuages est accessible via un portail qui a été caché par les Trois dans le désert, dans une grotte infame remplies de vers géants. Sur le chemin de la grotte ils se retrouveront nez à nez avec Eadwynn qui réussit à apprendre ce qui se tramait. Elle proposera dans tout les cas à Jean et son groupe de la rejoindre pour faire éclater la vérité sur le Panthéon et d'exterminer tout les hauts membres de l'ordre, de raser le Monastère et toutes les églises, et lui permettre de restaurer sa lignée sur le trône. Ne désirant pas mettre le pays à feu et à sang, Jean refusera. Cependant, M'ri, créationiste de naissance et dont la famille a été détruite par le Panthéon, sera séduite par la proposition de Eadwynn, aveuglé par sa propre colère contre le Panthéon. Ainsi M'ri partira avec Eadwynn et ses vampires. Jean sera effondré par le départ de M'ri. Eadwynn lancera un sort destructeur blessant tout l'équipe. Jean se réveillera ensuite à Ruisselleau, persuadé d'avoir rêvé. En voyant Mémé approcher, il comprendra que ce n'est pas le cas. S'en suivra une suite de dialogues où Mémé remontera le moral à Jean et racontera la création de l'Eclat de la Vérité. De plus en plus dérouté par les évènements, notamment ceux du Panthéon à son égart 'l'AP ayant voulu le tuer dans les deux cas), il questionnera sa foi. Mémé lui proposera de se convertir au créationisme. Qu'il réponde oui ou non, cela sera déterminant pour la fin de l'histoire :</text:p>
      <text:list xml:id="list8903552422134506748" text:style-name="L1">
        <text:list-item>
          <text:list>
            <text:list-item>
              <text:p text:style-name="P10">en tant que <text:span text:style-name="T3">membre d'élite du Panthéon</text:span> et <text:span text:style-name="T3">panthéonien</text:span>, il fera face à Eadwynn et M'ri (qui sera devenue une Vampire de Braise) lors du combat final (rendant le combat plus difficile, et nécessitant la mort des deux femmes) ;</text:p>
            </text:list-item>
            <text:list-item>
              <text:p text:style-name="P10"><text:s/>en tant que <text:span text:style-name="T4">membre de l'Eclat de la Vérité</text:span> et <text:span text:style-name="T3">panthéonien</text:span> il pourra désenchanter Eadwynn mais sera forcé de tuer M'ri, aveuglée par la haine du Panthéon décuplée par les prêches d'Eadwynn et sa propre histoire ;</text:p>
            </text:list-item>
            <text:list-item>
              <text:p text:style-name="P10">en tant que <text:span text:style-name="T3">membre d'élite du Panthéon</text:span> et <text:span text:style-name="T4">créationiste</text:span>, il fera face à Eadynn qu'il devra tuer mais finira par se réconcilier avec M'ri. Malheureusement, tuer Eadwynn revenant à tuer tous les vampires de son clan, M'ri moura dans ses bras ;</text:p>
            </text:list-item>
            <text:list-item>
              <text:p text:style-name="P11"><text:span text:style-name="T9">en tant que </text:span><text:span text:style-name="T12">membre de l'Eclat de la Vérité</text:span><text:span text:style-name="T9"> et </text:span><text:span text:style-name="T12">créationiste</text:span><text:span text:style-name="T9">, il pourra désanchanter Eadwynn et sauver M'ri qui se réconcilira avec lui. Ils se mariront suite à cette fin.</text:span></text:p>
              <text:p text:style-name="P12"/>
            </text:list-item>
          </text:list>
        </text:list-item>
      </text:list>
      <text:p text:style-name="P4">Après quoi, la suite ce passera de la manière suivante :</text:p>
      <text:list xml:id="list2727321448388436307" text:style-name="L2">
        <text:list-item>
          <text:p text:style-name="P14"><text:span text:style-name="T9">Dans le cas </text:span><text:span text:style-name="T10">VIOLET</text:span><text:span text:style-name="T9">-</text:span><text:span text:style-name="T10">VIOLET </text:span><text:span text:style-name="T9">: un envoyé de l'Archi-Inquisiteur demandera à Jean de se remettre sur le chemin du Bâton Archimagnus. Pépé proposera alors à Jean de recruter Marc dans le groupe afin d'aller dans la cité.</text:span></text:p>
        </text:list-item>
        <text:list-item>
          <text:p text:style-name="P14"><text:span text:style-name="T9">Dans le cas </text:span><text:span text:style-name="T11">VERT</text:span><text:span text:style-name="T9">-</text:span><text:span text:style-name="T10">VIOLET </text:span><text:span text:style-name="T9">: Lyne proposera à Jean de récupérer Marc et de continuer la quête du bâton Archimagnus.</text:span></text:p>
        </text:list-item>
        <text:list-item>
          <text:p text:style-name="P14"><text:span text:style-name="T9">Dans le cas </text:span><text:span text:style-name="T10">VIOLET</text:span><text:span text:style-name="T9">-</text:span><text:span text:style-name="T11">VERT </text:span><text:span text:style-name="T9">: Valerius sera sidéré par la conversion de Jean. Il proposera ensuite d'aller chercher Marc pour récupérer le Bâton. </text:span></text:p>
        </text:list-item>
        <text:list-item>
          <text:p text:style-name="P14"><text:span text:style-name="T9">Dans le cas </text:span><text:span text:style-name="T11">VERT</text:span><text:span text:style-name="T9">-</text:span><text:span text:style-name="T11">VERT </text:span><text:span text:style-name="T9">: Lyne proposera à Jean de récupérer Marc et de continuer la quête du bâton Archimagnus.</text:span></text:p>
        </text:list-item>
      </text:list>
      <text:p text:style-name="P5"/>
      <text:p text:style-name="Standard"><text:span text:style-name="T9">Le groupe partira donc chercher Marc, qui rejoindra l'équipe. Ils retouneront à la caverne, passeront le portail, et se retrouveront dans la cité volante. Après avoir éliminé toutes les armures et le Golem </text:span><text:span text:style-name="T9">qui gardent le bâton, la suite divergera à nouveau :</text:span></text:p>
      <text:list xml:id="list2720638698987361040" text:style-name="L3">
        <text:list-item>
          <text:p text:style-name="P15"><text:soft-page-break/><text:span text:style-name="T9">Dans le cas </text:span><text:span text:style-name="T10">VIOLET</text:span><text:span text:style-name="T9">-</text:span><text:span text:style-name="T11">VERT </text:span><text:span text:style-name="T13">: Valerius tentera d'utiliser le bâton contre Jean pour absorber l'enchantement du Parchemin de Vision (le tuant dans le processus), le jugeant indigne de porter le bâton et l'enchantement depuis sa conversion au créationisme. S'en suivra un combat à la suite duquel Jean pourra décider d'épargner ou non Val.</text:span></text:p>
        </text:list-item>
        <text:list-item>
          <text:p text:style-name="P13">Dans tout les autres cas le groupe sort du donjon normalement.</text:p>
        </text:list-item>
      </text:list>
      <text:p text:style-name="P4"/>
      <text:p text:style-name="Standard"><text:span text:style-name="T13">En fonction de sa faction, Jean</text:span><text:span text:style-name="T10"> ramnera le Bâton au monastère</text:span><text:span text:style-name="T13"> ou </text:span><text:span text:style-name="T11">à la base secrète de l'Eclat de la Vérité, située dans la ville de Kesh. </text:span></text:p>
      <text:p text:style-name="P6"/>
      <text:p text:style-name="P8">Au Monastère, l'AI (archi inquisiteur) apprendra à Jean à se servir du Bâton couplé à son enchantement de manière à TUER Eadwynn.</text:p>
      <text:p text:style-name="P9">Dans la base de l'EV, ça sera Mémé, ancienne Inquisitrice, qui lui apprendra à son servir pour DESENCHANTER Eadwynn.</text:p>
      <text:p text:style-name="P9"/>
      <text:p text:style-name="P7">Suite à quoi ils se dirigeront vers la tanière de Eadwynn, les Monts de Braises, afin d'accéder au combat final.</text:p>
      <text:p text:style-name="P7"/>
      <text:p text:style-name="P7">Entre temps le groupe pourra faire des donjons optionnels pour débloquer des classes hybrides et des classes avancées pour changer sa stratégie.</text:p>
      <text:p text:style-name="P9"/>
      <text:p text:style-name="Standard"/>
      <text:p text:style-name="P2">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2">Liste des personnages principaux :</text:p>
      <text:p text:style-name="Standard"/>
      <text:p text:style-name="Standard">1) héros :</text:p>
      <text:list xml:id="list32583305" text:continue-list="list8903552422134506748" text:style-name="L1">
        <text:list-item>
          <text:p text:style-name="P10"><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une tentativ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final, il choisira de se convertir ou non à la religion du Créateur, ce qui changera l'issue <text:soft-page-break/>finale contre Eadwynn.</text:p>
          <text:list>
            <text:list-header>
              <text:p text:style-name="P10"/>
            </text:list-header>
          </text:list>
        </text:list-item>
      </text:list>
      <text:p text:style-name="Standard"/>
      <text:list xml:id="list32589107" text:continue-numbering="true" text:style-name="L1">
        <text:list-item>
          <text:p text:style-name="P10"><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10"/>
        </text:list-item>
        <text:list-item>
          <text:p text:style-name="P10"><text:span text:style-name="T1">Pépé</text:span>: Uriel de son vrai nom, grand-père adoptif de Jean. Expert en lutte et arts martiaux 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c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10"/>
        </text:list-item>
        <text:list-item>
          <text:p text:style-name="P10"><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10"/>
        </text:list-item>
      </text:list>
      <text:list xml:id="list3736331391915824027" text:style-name="L4">
        <text:list-item>
          <text:p text:style-name="P16"><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16"/>
        </text:list-item>
        <text:list-item>
          <text:p text:style-name="P16"><text:span text:style-name="T1">Valerius </text:span>: Grand Inquisiteur de la région de Rodeville. Panthéonien très croyant et fervant protecteur de son ordre. Il est né est à été élévé dans une famille d'Inquisiteur de père en fils, recevant ainsi une 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16"/>
        </text:list-item>
      </text:list>
      <text:p text:style-name="Standard"/>
      <text:p text:style-name="Standard"/>
      <text:p text:style-name="Standard">2) antagonistes :</text:p>
      <text:list xml:id="list8107253934936291329" text:style-name="L5">
        <text:list-item>
          <text:p text:style-name="P17">Eadwynn :</text:p>
          <text:p text:style-name="P17"/>
        </text:list-item>
        <text:list-item>
          <text:p text:style-name="P17">L'Archi-Inquisiteur :</text:p>
          <text:p text:style-name="P17"><text:soft-page-break/></text:p>
        </text:list-item>
        <text:list-item>
          <text:p text:style-name="P17">L'Archi-Prêtre :</text:p>
          <text:p text:style-name="P17"/>
        </text:list-item>
        <text:list-item>
          <text:p text:style-name="P17">Le Général :</text:p>
        </text:list-item>
      </text:list>
      <text:p text:style-name="Standard"/>
      <text:p text:style-name="Standard">3) partis neutres :</text:p>
      <text:list xml:id="list6794942522043511659" text:style-name="L6">
        <text:list-item>
          <text:p text:style-name="P19">Marc :</text:p>
        </text:list-item>
        <text:list-item>
          <text:p text:style-name="P18"><text:s/>zz magelame</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4-03T12:38:40.86</dc:date>
    <dc:creator>do sep</dc:creator>
    <meta:editing-duration>PT6H31M32S</meta:editing-duration>
    <meta:editing-cycles>33</meta:editing-cycles>
    <meta:generator>OpenOffice/4.1.3$Win32 OpenOffice.org_project/413m1$Build-9783</meta:generator>
    <meta:document-statistic meta:table-count="0" meta:image-count="0" meta:object-count="0" meta:page-count="7" meta:paragraph-count="100" meta:word-count="3850" meta:character-count="22701"/>
  </office:meta>
</office:document-meta>
</file>